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DATASection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DATASectionImpl.CDATASectionImpl( CoreDocumentImpl ownerDoc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DATASection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